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53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0.5" style:apply-style-name="Untitled1" style:base-cell-address="'Correlations between products'.B2"/>
      <style:map style:condition="cell-content()&gt;0.5" style:apply-style-name="Untitled1" style:base-cell-address="'Correlations between products'.B2"/>
      <style:map style:condition="cell-content()&gt;0.3" style:apply-style-name="light_20_green" style:base-cell-address="'Correlations between products'.B2"/>
      <style:map style:condition="cell-content()&lt;-0.3" style:apply-style-name="light_20_green" style:base-cell-address="'Correlations between products'.B2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echa_dato</text:p>
          </table:table-cell>
          <table:table-cell table:style-name="ce2" office:value-type="string" calcext:value-type="string">
            <text:p>The table is partitioned for this column</text:p>
          </table:table-cell>
          <table:table-cell office:value-type="string" calcext:value-type="string">
            <text:p>Can be deleted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codpers</text:p>
          </table:table-cell>
          <table:table-cell table:style-name="ce2" office:value-type="string" calcext:value-type="string">
            <text:p>Customer code</text:p>
          </table:table-cell>
          <table:table-cell office:value-type="string" calcext:value-type="string">
            <text:p>Used for creating the sequences, then delet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d_empleado</text:p>
          </table:table-cell>
          <table:table-cell table:style-name="ce2" office:value-type="string" calcext:value-type="string">
            <text:p>Employee index: A active, B ex employed, F filial, N not employee, P pasive</text:p>
          </table:table-cell>
          <table:table-cell table:style-name="Default"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3" table:visibility="collapse">
          <table:table-cell table:style-name="ce2" office:value-type="string" calcext:value-type="string">
            <text:p>pais_residencia</text:p>
          </table:table-cell>
          <table:table-cell table:style-name="ce2" office:value-type="string" calcext:value-type="string">
            <text:p>Customer's Country residence</text:p>
          </table:table-cell>
          <table:table-cell table:style-name="ce5" office:value-type="string" calcext:value-type="string">
            <text:p>Probably delete, but explore of certain countries have very specific product combinations. Spain is most of the data, so maybe binary variable “is_from_spain”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Customer's sex</text:p>
          </table:table-cell>
          <table:table-cell table:style-name="Default"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ge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 table:visibility="collapse">
          <table:table-cell table:style-name="ce2" office:value-type="string" calcext:value-type="string">
            <text:p>fecha_alta</text:p>
          </table:table-cell>
          <table:table-cell table:style-name="ce2" office:value-type="string" calcext:value-type="string">
            <text:p>The date in which the customer became as the first holder of a contract in the bank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_nuevo</text:p>
          </table:table-cell>
          <table:table-cell table:style-name="ce2" office:value-type="string" calcext:value-type="string">
            <text:p>New customer Index. 1 if the customer registered in the last 6 months.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Customer seniority (in months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mpute NA and -99999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l</text:p>
          </table:table-cell>
          <table:table-cell table:style-name="ce2" office:value-type="string" calcext:value-type="string">
            <text:p>1 (First/Primary), 99 (Primary customer during the month but not at the end of the month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 table:visibility="collapse">
          <table:table-cell table:style-name="ce2" office:value-type="string" calcext:value-type="string">
            <text:p>ult_fec_cli_1t</text:p>
          </table:table-cell>
          <table:table-cell table:style-name="ce2" office:value-type="string" calcext:value-type="string">
            <text:p>Last date as primary customer (if he isn't at the end of the month)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5" table:visibility="collapse">
          <table:table-cell table:style-name="ce2" office:value-type="string" calcext:value-type="string">
            <text:p>indrel_1mes</text:p>
          </table:table-cell>
          <table:table-cell table:style-name="ce2" office:value-type="string" calcext:value-type="string">
            <text:p>Customer type at the beginning of the month ,1 (First/Primary customer), 2 (co-owner ),P (Potential),3 (former primary), 4(former co-owner)</text:p>
          </table:table-cell>
          <table:table-cell/>
          <table:table-cell table:style-name="ce6" office:value-type="string" calcext:value-type="string">
            <text:p>Delete, no varianc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prel_1mes</text:p>
          </table:table-cell>
          <table:table-cell table:style-name="ce2" office:value-type="string" calcext:value-type="string">
            <text:p>Customer relation type at the beginning of the month, A (active), I (inactive), P (former customer),R (Potential)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si</text:p>
          </table:table-cell>
          <table:table-cell table:style-name="ce2" office:value-type="string" calcext:value-type="string">
            <text:p>Residence index (S (Yes) or N (No) if the residence country is the same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ext</text:p>
          </table:table-cell>
          <table:table-cell table:style-name="ce2" office:value-type="string" calcext:value-type="string">
            <text:p>Foreigner index (S (Yes) or N (No) if the customer's birth country is different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yuemp</text:p>
          </table:table-cell>
          <table:table-cell table:style-name="ce2" office:value-type="string" calcext:value-type="string">
            <text:p>Spouse index. 1 if the customer is spouse of an employee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anal_entrada</text:p>
          </table:table-cell>
          <table:table-cell table:style-name="ce2" office:value-type="string" calcext:value-type="string">
            <text:p>channel used by the customer to join</text:p>
          </table:table-cell>
          <table:table-cell office:value-type="string" calcext:value-type="string">
            <text:p>a lot of levels, maybe bin but hard to say. 3 dominant groups, rest evenl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dfall</text:p>
          </table:table-cell>
          <table:table-cell table:style-name="ce2" office:value-type="string" calcext:value-type="string">
            <text:p>Deceased index. N/S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tipodom</text:p>
          </table:table-cell>
          <table:table-cell table:style-name="ce2" office:value-type="string" calcext:value-type="string">
            <text:p>Addres type. 1, primary address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cod_prov</text:p>
          </table:table-cell>
          <table:table-cell table:style-name="ce2" office:value-type="string" calcext:value-type="string">
            <text:p>Province code (customer's address)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nomprov</text:p>
          </table:table-cell>
          <table:table-cell table:style-name="ce2" office:value-type="string" calcext:value-type="string">
            <text:p>Province name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ctividad_cliente</text:p>
          </table:table-cell>
          <table:table-cell table:style-name="ce2" office:value-type="string" calcext:value-type="string">
            <text:p>Activity index (1, active customer; 0, inactive customer)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renta</text:p>
          </table:table-cell>
          <table:table-cell table:style-name="ce2" office:value-type="string" calcext:value-type="string">
            <text:p>Gross income of the household</text:p>
          </table:table-cell>
          <table:table-cell office:value-type="string" calcext:value-type="string">
            <text:p>0.99 quantile is starting to get outliery, maybe cut the values</text:p>
          </table:table-cell>
          <table:table-cell/>
          <table:table-cell office:value-type="string" calcext:value-type="string">
            <text:p>Deal with outlie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segmentation: 01 - VIP, 02 - Individuals 03 - college graduated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hor_fin_ult1</text:p>
          </table:table-cell>
          <table:table-cell table:style-name="ce2" office:value-type="string" calcext:value-type="string">
            <text:p>Saving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aval_fin_ult1</text:p>
          </table:table-cell>
          <table:table-cell table:style-name="ce2" office:value-type="string" calcext:value-type="string">
            <text:p>Guarante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co_fin_ult1</text:p>
          </table:table-cell>
          <table:table-cell table:style-name="ce2" office:value-type="string" calcext:value-type="string">
            <text:p>Current Accou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der_fin_ult1</text:p>
          </table:table-cell>
          <table:table-cell table:style-name="ce2" office:value-type="string" calcext:value-type="string">
            <text:p>Derivada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no_fin_ult1</text:p>
          </table:table-cell>
          <table:table-cell table:style-name="ce2" office:value-type="string" calcext:value-type="string">
            <text:p>Payroll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ju_fin_ult1</text:p>
          </table:table-cell>
          <table:table-cell table:style-name="ce2" office:value-type="string" calcext:value-type="string">
            <text:p>Junio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ma_fin_ult1</text:p>
          </table:table-cell>
          <table:table-cell table:style-name="ce2" office:value-type="string" calcext:value-type="string">
            <text:p>Más 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op_fin_ult1</text:p>
          </table:table-cell>
          <table:table-cell table:style-name="ce2" office:value-type="string" calcext:value-type="string">
            <text:p>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pp_fin_ult1</text:p>
          </table:table-cell>
          <table:table-cell table:style-name="ce2" office:value-type="string" calcext:value-type="string">
            <text:p>particular Plus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co_fin_ult1</text:p>
          </table:table-cell>
          <table:table-cell table:style-name="ce2" office:value-type="string" calcext:value-type="string">
            <text:p>Short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me_fin_ult1</text:p>
          </table:table-cell>
          <table:table-cell table:style-name="ce2" office:value-type="string" calcext:value-type="string">
            <text:p>Medium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la_fin_ult1</text:p>
          </table:table-cell>
          <table:table-cell table:style-name="ce2" office:value-type="string" calcext:value-type="string">
            <text:p>Long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ecue_fin_ult1</text:p>
          </table:table-cell>
          <table:table-cell table:style-name="ce2" office:value-type="string" calcext:value-type="string">
            <text:p>e-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fond_fin_ult1</text:p>
          </table:table-cell>
          <table:table-cell table:style-name="ce2" office:value-type="string" calcext:value-type="string">
            <text:p>Fund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hip_fin_ult1</text:p>
          </table:table-cell>
          <table:table-cell table:style-name="ce2" office:value-type="string" calcext:value-type="string">
            <text:p>Mortg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lan_fin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res_fin_ult1</text:p>
          </table:table-cell>
          <table:table-cell table:style-name="ce2" office:value-type="string" calcext:value-type="string">
            <text:p>Loa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a_fin_ult1</text:p>
          </table:table-cell>
          <table:table-cell table:style-name="ce2" office:value-type="string" calcext:value-type="string">
            <text:p>Tax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tjcr_fin_ult1</text:p>
          </table:table-cell>
          <table:table-cell table:style-name="ce2" office:value-type="string" calcext:value-type="string">
            <text:p>Credit Car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alo_fin_ult1</text:p>
          </table:table-cell>
          <table:table-cell table:style-name="ce2" office:value-type="string" calcext:value-type="string">
            <text:p>Securiti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iv_fin_ult1</text:p>
          </table:table-cell>
          <table:table-cell table:style-name="ce2" office:value-type="string" calcext:value-type="string">
            <text:p>Home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ina_ult1</text:p>
          </table:table-cell>
          <table:table-cell table:style-name="ce2" office:value-type="string" calcext:value-type="string">
            <text:p>Payro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_pens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ibo_ult1</text:p>
          </table:table-cell>
          <table:table-cell table:style-name="ce2" office:value-type="string" calcext:value-type="string">
            <text:p>Direct Debit</text:p>
          </table:table-cell>
          <table:table-cell table:number-columns-repeated="5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lations between products" table:style-name="ta1">
        <table:table-column table:style-name="co4" table:default-cell-style-name="ce7"/>
        <table:table-column table:style-name="co4" table:number-columns-repeated="24" table:default-cell-style-name="ce8"/>
        <table:table-row table:style-name="ro5">
          <table:table-cell table:style-name="Default"/>
          <table:table-cell table:style-name="ce1" office:value-type="string" calcext:value-type="string">
            <text:p>Saving Account</text:p>
          </table:table-cell>
          <table:table-cell table:style-name="ce1" office:value-type="string" calcext:value-type="string">
            <text:p>Guarantees</text:p>
          </table:table-cell>
          <table:table-cell table:style-name="ce1" office:value-type="string" calcext:value-type="string">
            <text:p>Current Accounts</text:p>
          </table:table-cell>
          <table:table-cell table:style-name="ce1" office:value-type="string" calcext:value-type="string">
            <text:p>Derivada Account</text:p>
          </table:table-cell>
          <table:table-cell table:style-name="ce1" office:value-type="string" calcext:value-type="string">
            <text:p>Payroll Account</text:p>
          </table:table-cell>
          <table:table-cell table:style-name="ce1" office:value-type="string" calcext:value-type="string">
            <text:p>Junior Account</text:p>
          </table:table-cell>
          <table:table-cell table:style-name="ce1" office:value-type="string" calcext:value-type="string">
            <text:p>Más particular Account</text:p>
          </table:table-cell>
          <table:table-cell table:style-name="ce1" office:value-type="string" calcext:value-type="string">
            <text:p>particular Account</text:p>
          </table:table-cell>
          <table:table-cell table:style-name="ce1" office:value-type="string" calcext:value-type="string">
            <text:p>particular Plus Account</text:p>
          </table:table-cell>
          <table:table-cell table:style-name="ce1" office:value-type="string" calcext:value-type="string">
            <text:p>Short-term deposits</text:p>
          </table:table-cell>
          <table:table-cell table:style-name="ce1" office:value-type="string" calcext:value-type="string">
            <text:p>Medium-term deposits</text:p>
          </table:table-cell>
          <table:table-cell table:style-name="ce1" office:value-type="string" calcext:value-type="string">
            <text:p>Long-term deposits</text:p>
          </table:table-cell>
          <table:table-cell table:style-name="ce1" office:value-type="string" calcext:value-type="string">
            <text:p>e-account</text:p>
          </table:table-cell>
          <table:table-cell table:style-name="ce1" office:value-type="string" calcext:value-type="string">
            <text:p>Funds</text:p>
          </table:table-cell>
          <table:table-cell table:style-name="ce1" office:value-type="string" calcext:value-type="string">
            <text:p>Mortgage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Loans</text:p>
          </table:table-cell>
          <table:table-cell table:style-name="ce1" office:value-type="string" calcext:value-type="string">
            <text:p>Taxes</text:p>
          </table:table-cell>
          <table:table-cell table:style-name="ce1" office:value-type="string" calcext:value-type="string">
            <text:p>Credit Card</text:p>
          </table:table-cell>
          <table:table-cell table:style-name="ce1" office:value-type="string" calcext:value-type="string">
            <text:p>Securities</text:p>
          </table:table-cell>
          <table:table-cell table:style-name="ce1" office:value-type="string" calcext:value-type="string">
            <text:p>Home Account</text:p>
          </table:table-cell>
          <table:table-cell table:style-name="ce1" office:value-type="string" calcext:value-type="string">
            <text:p>Payroll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Direct Debit</text:p>
          </table:table-cell>
        </table:table-row>
        <table:table-row table:style-name="ro2">
          <table:table-cell office:value-type="string" calcext:value-type="string">
            <text:p>Saving Account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arantees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urrent Accounts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erivada Account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ayroll Account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unio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Más particula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articular Account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rticular Plus Accoun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ort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um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-term deposit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-account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08" calcext:value-type="float">
            <text:p>0.008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d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an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99" calcext:value-type="float">
            <text:p>0.39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rities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 Account</text:p>
          </table:table-cell>
          <table:table-cell office:value-type="float" office:value="0.014" calcext:value-type="float">
            <text:p>0.014</text:p>
          </table:table-cell>
          <table:table-cell office:value-type="float" office:value="-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roll</text:p>
          </table:table-cell>
          <table:table-cell office:value-type="float" office:value="-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1" calcext:value-type="float">
            <text:p>0.36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-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 Debi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" calcext:value-type="float">
            <text:p>0.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Correlations between products'.B2:'Correlations between products'.Y25">
            <calcext:condition calcext:apply-style-name="Untitled1" calcext:value="&lt;-0.5" calcext:base-cell-address="'Correlations between products'.B2"/>
            <calcext:condition calcext:apply-style-name="Untitled1" calcext:value="&gt;0.5" calcext:base-cell-address="'Correlations between products'.B2"/>
            <calcext:condition calcext:apply-style-name="light green" calcext:value="&gt;0.3" calcext:base-cell-address="'Correlations between products'.B2"/>
            <calcext:condition calcext:apply-style-name="light green" calcext:value="&lt;-0.3" calcext:base-cell-address="'Correlations between products'.B2"/>
          </calcext:conditional-format>
        </calcext:conditional-formats>
      </table:table>
      <table:table table:name="Insights" table:style-name="ta1">
        <table:table-column table:style-name="co5" table:default-cell-style-name="ce4"/>
        <table:table-row table:style-name="ro6">
          <table:table-cell office:value-type="string" calcext:value-type="string">
            <text:p>All the binary features have very low variance. Maybe have logic to classify dead people after the fact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Model Performance" table:style-name="ta1">
        <table:table-column table:style-name="co6" table:default-cell-style-name="ce9"/>
        <table:table-row table:style-name="ro1">
          <table:table-cell office:value-type="string" calcext:value-type="string">
            <text:p>The test LB score is: 0.02670076061654459</text:p>
          </table:table-cell>
        </table:table-row>
        <table:table-row table:style-name="ro4">
          <table:table-cell office:value-type="string" calcext:value-type="string">
            <text:p><text:s text:c="13"/>precision <text:s text:c="3"/>recall <text:s/>f1-score <text:s text:c="2"/>support</text:p>
          </table:table-cell>
        </table:table-row>
        <table:table-row table:style-name="ro4">
          <table:table-cell office:value-type="string" calcext:value-type="string">
            <text:p><text:s text:c="10"/>0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10"/>1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10"/>2 <text:s text:c="6"/>0.01 <text:s text:c="5"/>0.73 <text:s text:c="5"/>0.02 <text:s text:c="5"/>1513</text:p>
          </table:table-cell>
        </table:table-row>
        <table:table-row table:style-name="ro4">
          <table:table-cell office:value-type="string" calcext:value-type="string">
            <text:p><text:s text:c="10"/>3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10"/>4 <text:s text:c="6"/>0.04 <text:s text:c="5"/>0.33 <text:s text:c="5"/>0.08 <text:s text:c="6"/>239</text:p>
          </table:table-cell>
        </table:table-row>
        <table:table-row table:style-name="ro4">
          <table:table-cell office:value-type="string" calcext:value-type="string">
            <text:p><text:s text:c="10"/>5 <text:s text:c="6"/>0.01 <text:s text:c="5"/>1.00 <text:s text:c="5"/>0.03 <text:s text:c="7"/>21</text:p>
          </table:table-cell>
        </table:table-row>
        <table:table-row table:style-name="ro4">
          <table:table-cell office:value-type="string" calcext:value-type="string">
            <text:p><text:s text:c="10"/>6 <text:s text:c="6"/>0.23 <text:s text:c="5"/>0.95 <text:s text:c="5"/>0.38 <text:s text:c="6"/>260</text:p>
          </table:table-cell>
        </table:table-row>
        <table:table-row table:style-name="ro4">
          <table:table-cell office:value-type="string" calcext:value-type="string">
            <text:p><text:s text:c="10"/>7 <text:s text:c="6"/>0.01 <text:s text:c="5"/>0.52 <text:s text:c="5"/>0.02 <text:s text:c="6"/>183</text:p>
          </table:table-cell>
        </table:table-row>
        <table:table-row table:style-name="ro4">
          <table:table-cell office:value-type="string" calcext:value-type="string">
            <text:p><text:s text:c="10"/>8 <text:s text:c="6"/>0.01 <text:s text:c="5"/>0.34 <text:s text:c="5"/>0.03 <text:s text:c="7"/>95</text:p>
          </table:table-cell>
        </table:table-row>
        <table:table-row table:style-name="ro4">
          <table:table-cell office:value-type="string" calcext:value-type="string">
            <text:p><text:s text:c="10"/>9 <text:s text:c="6"/>0.14 <text:s text:c="5"/>0.75 <text:s text:c="5"/>0.24 <text:s text:c="8"/>4</text:p>
          </table:table-cell>
        </table:table-row>
        <table:table-row table:style-name="ro4">
          <table:table-cell office:value-type="string" calcext:value-type="string">
            <text:p><text:s text:c="9"/>10 <text:s text:c="6"/>0.04 <text:s text:c="5"/>0.75 <text:s text:c="5"/>0.07 <text:s text:c="8"/>4</text:p>
          </table:table-cell>
        </table:table-row>
        <table:table-row table:style-name="ro4">
          <table:table-cell office:value-type="string" calcext:value-type="string">
            <text:p><text:s text:c="9"/>11 <text:s text:c="6"/>0.04 <text:s text:c="5"/>0.57 <text:s text:c="5"/>0.07 <text:s text:c="6"/>258</text:p>
          </table:table-cell>
        </table:table-row>
        <table:table-row table:style-name="ro4">
          <table:table-cell office:value-type="string" calcext:value-type="string">
            <text:p><text:s text:c="9"/>12 <text:s text:c="6"/>0.03 <text:s text:c="5"/>0.45 <text:s text:c="5"/>0.05 <text:s text:c="6"/>172</text:p>
          </table:table-cell>
        </table:table-row>
        <table:table-row table:style-name="ro4">
          <table:table-cell office:value-type="string" calcext:value-type="string">
            <text:p><text:s text:c="9"/>13 <text:s text:c="6"/>0.01 <text:s text:c="5"/>0.53 <text:s text:c="5"/>0.02 <text:s text:c="7"/>38</text:p>
          </table:table-cell>
        </table:table-row>
        <table:table-row table:style-name="ro4">
          <table:table-cell office:value-type="string" calcext:value-type="string">
            <text:p><text:s text:c="9"/>14 <text:s text:c="6"/>0.00 <text:s text:c="5"/>0.00 <text:s text:c="5"/>0.00 <text:s text:c="8"/>5</text:p>
          </table:table-cell>
        </table:table-row>
        <table:table-row table:style-name="ro4">
          <table:table-cell office:value-type="string" calcext:value-type="string">
            <text:p><text:s text:c="9"/>15 <text:s text:c="6"/>0.00 <text:s text:c="5"/>0.12 <text:s text:c="5"/>0.01 <text:s text:c="8"/>8</text:p>
          </table:table-cell>
        </table:table-row>
        <table:table-row table:style-name="ro4">
          <table:table-cell office:value-type="string" calcext:value-type="string">
            <text:p><text:s text:c="9"/>16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9"/>17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9"/>18 <text:s text:c="6"/>0.18 <text:s text:c="5"/>0.79 <text:s text:c="5"/>0.29 <text:s text:c="6"/>828</text:p>
          </table:table-cell>
        </table:table-row>
        <table:table-row table:style-name="ro4">
          <table:table-cell office:value-type="string" calcext:value-type="string">
            <text:p><text:s text:c="9"/>19 <text:s text:c="6"/>0.01 <text:s text:c="5"/>0.48 <text:s text:c="5"/>0.02 <text:s text:c="7"/>27</text:p>
          </table:table-cell>
        </table:table-row>
        <table:table-row table:style-name="ro4">
          <table:table-cell office:value-type="string" calcext:value-type="string">
            <text:p><text:s text:c="9"/>20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9"/>21 <text:s text:c="6"/>0.25 <text:s text:c="5"/>0.03 <text:s text:c="5"/>0.05 <text:s text:c="6"/>700</text:p>
          </table:table-cell>
        </table:table-row>
        <table:table-row table:style-name="ro4">
          <table:table-cell office:value-type="string" calcext:value-type="string">
            <text:p><text:s text:c="9"/>22 <text:s text:c="6"/>0.18 <text:s text:c="5"/>0.12 <text:s text:c="5"/>0.14 <text:s text:c="6"/>709</text:p>
          </table:table-cell>
        </table:table-row>
        <table:table-row table:style-name="ro4">
          <table:table-cell office:value-type="string" calcext:value-type="string">
            <text:p><text:s text:c="9"/>23 <text:s text:c="6"/>0.16 <text:s text:c="5"/>0.86 <text:s text:c="5"/>0.27 <text:s text:c="5"/>1804</text:p>
          </table:table-cell>
        </table:table-row>
        <table:table-row table:style-name="ro4">
          <table:table-cell office:value-type="string" calcext:value-type="string">
            <text:p>avg / total <text:s text:c="6"/>0.12 <text:s text:c="5"/>0.60 <text:s text:c="5"/>0.15 <text:s text:c="5"/>6868</text:p>
          </table:table-cell>
        </table:table-row>
        <table:table-row table:style-name="ro1">
          <table:table-cell table:style-name="Default"/>
        </table:table-row>
        <table:table-row table:style-name="ro6">
          <table:table-cell office:value-type="string" calcext:value-type="string">
            <text:p>Layer (type) <text:s text:c="20"/>Output Shape <text:s text:c="9"/>Param # <text:s text:c="4"/>Connected to <text:s text:c="20"/></text:p>
          </table:table-cell>
        </table:table-row>
        <table:table-row table:style-name="ro1">
          <table:table-cell/>
        </table:table-row>
        <table:table-row table:style-name="ro6">
          <table:table-cell office:value-type="string" calcext:value-type="string">
            <text:p>lstm_3 (LSTM) <text:s text:c="19"/>(None, 5, 256) <text:s text:c="7"/>310272 <text:s text:c="5"/>lstm_input_2[0][0] <text:s text:c="14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6">
          <table:table-cell office:value-type="string" calcext:value-type="string">
            <text:p>dropout_3 (Dropout) <text:s text:c="13"/>(None, 5, 256) <text:s text:c="7"/>0 <text:s text:c="10"/>lstm_3[0][0] <text:s text:c="20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6">
          <table:table-cell office:value-type="string" calcext:value-type="string">
            <text:p>lstm_4 (LSTM) <text:s text:c="19"/>(None, 128) <text:s text:c="10"/>197120 <text:s text:c="5"/>dropout_3[0][0] <text:s text:c="17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6">
          <table:table-cell office:value-type="string" calcext:value-type="string">
            <text:p>dropout_4 (Dropout) <text:s text:c="13"/>(None, 128) <text:s text:c="10"/>0 <text:s text:c="10"/>lstm_4[0][0] <text:s text:c="20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4">
          <table:table-cell office:value-type="string" calcext:value-type="string">
            <text:p>dense_1 (Dense) <text:s text:c="17"/>(None, 24) <text:s text:c="11"/>3096 <text:s text:c="7"/>dropout_4[0][0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33"/>
    </style:style>
    <style:style style:name="light_20_green" style:display-name="light 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1:37:02.799771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1:36.519444187</meta:creation-date>
    <dc:date>2016-12-03T12:36:12.032817593</dc:date>
    <meta:editing-duration>P2DT18H47M13S</meta:editing-duration>
    <meta:editing-cycles>10</meta:editing-cycles>
    <meta:generator>LibreOffice/5.1.4.2$Linux_X86_64 LibreOffice_project/10m0$Build-2</meta:generator>
    <meta:document-statistic meta:table-count="4" meta:cell-count="513" meta:object-count="0"/>
  </office:meta>
</office:document-meta>
</file>